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38d1" officeooo:paragraph-rsid="001038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iants must end in “var.java” and extend the ChessVariant class.</text:p>
      <text:p text:style-name="P1"/>
      <text:p text:style-name="P1">---to contin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4:05:03.145202537</meta:creation-date>
    <meta:generator>LibreOffice/4.2.6.3$Linux_X86_64 LibreOffice_project/420m0$Build-3</meta:generator>
    <dc:date>2014-12-03T14:11:15.966673927</dc:date>
    <meta:editing-duration>P0D</meta:editing-duration>
    <meta:editing-cycles>1</meta:editing-cycles>
    <meta:document-statistic meta:table-count="0" meta:image-count="0" meta:object-count="0" meta:page-count="1" meta:paragraph-count="2" meta:word-count="13" meta:character-count="80" meta:non-whitespace-character-count="70"/>
  </office:meta>
</office:document-meta>
</file>